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2ee2" officeooo:paragraph-rsid="00082ee2"/>
    </style:style>
    <style:style style:name="P2" style:family="paragraph" style:parent-style-name="Standard">
      <style:text-properties officeooo:rsid="0008ebc6" officeooo:paragraph-rsid="0008ebc6"/>
    </style:style>
    <style:style style:name="P3" style:family="paragraph" style:parent-style-name="Standard">
      <style:text-properties officeooo:rsid="000aac57" officeooo:paragraph-rsid="000aac57"/>
    </style:style>
    <style:style style:name="T1" style:family="text">
      <style:text-properties officeooo:rsid="00086fd7"/>
    </style:style>
    <style:style style:name="T2" style:family="text">
      <style:text-properties officeooo:rsid="0008b87a"/>
    </style:style>
    <style:style style:name="T3" style:family="text">
      <style:text-properties officeooo:rsid="0008ebc6"/>
    </style:style>
    <style:style style:name="T4" style:family="text">
      <style:text-properties officeooo:rsid="000aac57"/>
    </style:style>
    <style:style style:name="T5" style:family="text">
      <style:text-properties officeooo:rsid="000bec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from Fong:</text:p>
      <text:p text:style-name="P1"/>
      <text:p text:style-name="P1">What we want:</text:p>
      <text:p text:style-name="P1">MODES </text:p>
      <text:p text:style-name="P1">– powers up with no SIM, error – maybe blink an LED and go to sleep – ADD MODE FOR THIS (SWITCH) – so in main(), use something like if (ok_to_sleep()) and then in ok_to_sleep() call a check_mode() function in which we have the mode switch statement.</text:p>
      <text:p text:style-name="P1">- powers up with SIM, with or without signal (check CREG, CEREG, CSQ), <text:span text:style-name="T1">stay here for 30s or more (depending on how long you wait initially for modem to power up) and reboot if no signal, try to reboot for so many times and then go to error state if no success.</text:span></text:p>
      <text:p text:style-name="P1">- <text:span text:style-name="T1">Interrupts: Receiver/RF (priority level 2) (receive all three packets directly from receiver as you send with WOR), smoke Tamper (, smoke Alarm (Highest – priority 1), smoke Test (which is configurable via TP_PIN enable field from SMS), Low Batt from smoke board, Test frequency (send 602) – problem comes up when smoke interrupt occurs during transmit or retry – this is reason for queue.</text:span></text:p>
      <text:p text:style-name="P1"><text:tab/>- <text:span text:style-name="T3">If test calls out via SMS after &lt;test freq&gt; days, place in listen mode for 2min after sending <text:tab/>this.</text:span></text:p>
      <text:p text:style-name="P1"/>
      <text:p text:style-name="P1">- <text:span text:style-name="T1">Listen mode (call initial Idle mode waiting for SMS to come in to program the fields): defaults programmed in for IP1, Acct Number, APN, waiting for sms to come in, no interrupts enabled (don’t attempt to send data if defaults still in memory and not programmed over yet)</text:span></text:p>
      <text:p text:style-name="P1"><text:tab/>– <text:span text:style-name="T2">After every SMS command, re-set the 2min time-out clock so it’s waiting 2min per each <text:tab/>command (but this field is programmable as SMS_WAIT_TIME)</text:span></text:p>
      <text:p text:style-name="P1">--<text:span text:style-name="T4">the 2min comes from text field SMS_WAIT_TIME, change default to this 2min. (is currently set to 10min)</text:span></text:p>
      <text:p text:style-name="P1"/>
      <text:p text:style-name="P2">-<text:span text:style-name="T4">For data re-try, </text:span>You’ll have to retry the same IP 3x first <text:span text:style-name="T4">and then go to next IP to try (ie start at IP1, go to IP2…)</text:span></text:p>
      <text:p text:style-name="P2">- <text:span text:style-name="T4">What E code to use for low batt? Tamper? Etc.</text:span></text:p>
      <text:p text:style-name="P3">///////-Zone1, Zone2 used to distinguish Low batt of GSM unit and of smoke alarm, respectively</text:p>
      <text:p text:style-name="P1">- <text:span text:style-name="T5">New smoke hub excel parameters: #12 command is for reporting motherboard low battery, #13 is for GSM board low battery (in case there is more than one smoke 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01:58.466000000</meta:creation-date>
    <dc:date>2018-04-17T17:22:58.184000000</dc:date>
    <meta:editing-duration>P1DT5H53M21S</meta:editing-duration>
    <meta:editing-cycles>1</meta:editing-cycles>
    <meta:document-statistic meta:table-count="0" meta:image-count="0" meta:object-count="0" meta:page-count="1" meta:paragraph-count="14" meta:word-count="357" meta:character-count="1986" meta:non-whitespace-character-count="1631"/>
    <meta:generator>LibreOffice/5.4.1.2$Windows_X86_64 LibreOffice_project/ea7cb86e6eeb2bf3a5af73a8f7777ac570321527</meta:generator>
  </office:meta>
</office:document-meta>
</file>